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400000046BB3EB3A53E40EA317.jpg" manifest:media-type="image/jpeg"/>
  <manifest:file-entry manifest:full-path="Pictures/1000020100000228000002527FAE0321F699BD9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2.83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77cm" svg:height="2.019cm" draw:transform="skewX (0.000523598775598299) rotate (0.00698131700797732) translate (7.874cm 2.156cm)">
          <draw:image xlink:href="Pictures/1000020100000228000002527FAE0321F699BD90.png" xlink:type="simple" xlink:show="embed" xlink:actuate="onLoad" loext:mime-type="image/png">
            <text:p/>
          </draw:image>
        </draw:frame>
        <draw:custom-shape draw:style-name="gr2" draw:text-style-name="P1" draw:layer="layout" svg:width="3.81cm" svg:height="0.508cm" svg:x="10.065cm" svg:y="3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81cm" svg:height="0.508cm" svg:x="16.566cm" svg:y="3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877cm" svg:height="2.019cm" draw:transform="skewX (0.000523598775598299) rotate (0.00698131700797732) translate (14.074cm 2.156cm)">
          <draw:image xlink:href="Pictures/1000020100000228000002527FAE0321F699BD90.png" xlink:type="simple" xlink:show="embed" xlink:actuate="onLoad" loext:mime-type="image/png">
            <text:p/>
          </draw:image>
        </draw:frame>
        <draw:frame draw:style-name="gr3" draw:text-style-name="P1" draw:layer="layout" svg:width="3.009cm" svg:height="2.127cm" svg:x="10.414cm" svg:y="0.608cm">
          <draw:image xlink:href="Pictures/10000000000006400000046BB3EB3A53E40EA317.jpg" xlink:type="simple" xlink:show="embed" xlink:actuate="onLoad" loext:mime-type="image/jpeg">
            <text:p/>
          </draw:image>
        </draw:frame>
        <draw:frame draw:style-name="gr4" draw:text-style-name="P2" draw:layer="layout" svg:width="3.302cm" svg:height="0.962cm" svg:x="10.764cm" svg:y="3.464cm">
          <draw:text-box>
            <text:p>Mtb</text:p>
          </draw:text-box>
        </draw:frame>
        <draw:frame draw:style-name="gr4" draw:text-style-name="P2" draw:layer="layout" svg:width="3.302cm" svg:height="0.962cm" svg:x="16.764cm" svg:y="3.464cm">
          <draw:text-box>
            <text:p>Sacrifice</text:p>
          </draw:text-box>
        </draw:frame>
        <draw:frame draw:style-name="gr5" draw:text-style-name="P2" draw:layer="layout" svg:width="5.271cm" svg:height="2.384cm" svg:x="21.107cm" svg:y="2.53cm">
          <draw:text-box>
            <text:p>Measure lung &amp; spleen CFU and lung cytokines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6:45:36.741291260</meta:creation-date>
    <dc:date>2020-04-15T17:38:19.856943173</dc:date>
    <meta:editing-duration>PT12M11S</meta:editing-duration>
    <meta:editing-cycles>2</meta:editing-cycles>
    <meta:generator>LibreOffice/6.3.5.2$Linux_X86_64 LibreOffice_project/30$Build-2</meta:generator>
    <meta:document-statistic meta:object-count="31"/>
  </office:meta>
</office:document-meta>
</file>